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Tijelo" style:list-style-name="WWNum2"/>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MS Zadaća</text:p>
      <text:p text:style-name="Standard">Izradio: Christian Sandri</text:p>
      <text:p text:style-name="Standard"/>
      <text:p text:style-name="Standard">Dodao sam šahovski sat, to jest ukupno vrijeme koje je svaki od igrača potrošio kumulativno na sve svoje poteze.</text:p>
      <text:p text:style-name="Standard"/>
      <text:p text:style-name="Standard">Bilo je moguće igrati potez desno od ploče, time bi se igra pravila kao da je kliknut najdesniji stupac na velikoj ploči i najlijeviji stupac u respektivnoj maloj ploči. To sam popravio i sada igra prepoznaje klik desno od ploče kao ilegalan potez.</text:p>
      <text:p text:style-name="Standard"/>
      <text:p text:style-name="Standard">Dodao sam varijablu pvp i key event klika na gumb "b". Ako se klikne gumb b i nakon toga odigra prvi potez, ostatak igre se igra protvi computer protivnika. Computer protivnik je implementiran tako da bira nasumičan legalan potez te ga igra. Htio sam ovdje implementirati minimax algoritam, ali nakon 4 sata neuspjeha uz minimalan pomak sam odustao.</text:p>
      <text:p text:style-name="Standard"/>
      <text:p text:style-name="Standard"/>
      <text:p text:style-name="Standard">Prijedlozi za unaprijeđenjem koje nude moji prethodnici:</text:p>
      <text:p text:style-name="Standard"/>
      <text:list xml:id="list3033333913973935302" text:style-name="WWNum2">
        <text:list-item>
          <text:p text:style-name="P2">Dokumentacija: ovaj smo dio projekta naveli kao važnu promjenu u projektu, no nismo stigli unutar vremenskog ograničenja napisati konkretnu dokumentaciju. Napisali smo kostur i zamislili kako bi htjeli da ona izgleda, no nismo htjeli na kraju sve samo nabacati u nju. Smatramo da je potrebno da ovakav projekt posjeduje detaljno ispisanu korisničku i tehničku dokumentaciju, u kojoj se moraju nalaziti pravila igre, opis tijeka igre, potrebne stavke za pokretanje, opisi koda i funkcionalnosti i slično. Ovo poboljšanje je nužno i mora se obaviti kvalitetno</text:p>
        </text:list-item>
        <text:list-item>
          <text:p text:style-name="P2">Snimanje partija: Nakon predavanja u kojem smo radili snimanje zaslona aplikacije pomoću Processinga, htjeli smo pokušati dodati funkcionalnost da korisnici mogu pokrenuti snimanje partije koje će kasnije moći pregledavati ponovo </text:p>
        </text:list-item>
        <text:list-item>
          <text:p text:style-name="P2">Analiza partija: Nastavno na prošlu ideju, mislili smo da je možda korisno spremati i poteze koje su igrači odigrali i omogućiti da igrač kasnije može rekonstruirati partiju odnosno igru, pomoću zapamćenih poteza</text:p>
        </text:list-item>
        <text:list-item>
          <text:p text:style-name="P2">Dodavanje novih boja i fontova: ovo jednostavno poboljšanje omogućava bogatiji izgled aplikacije</text:p>
        </text:list-item>
        <text:list-item>
          <text:p text:style-name="P2">Dodavanje nove glazbe, mogućnosti stišavanja ili zvuka kad se odigra potez</text:p>
        </text:list-item>
      </text:list>
      <text:p text:style-name="Standard"/>
      <text:p text:style-name="Standard">Moji prijedlozi za unaprijeđenje:</text:p>
      <text:list xml:id="list8047599946750488528" text:style-name="L1">
        <text:list-item>
          <text:list>
            <text:list-item>
              <text:p text:style-name="P1">implementirati pametnog computer protivnika</text:p>
            </text:list-item>
            <text:list-item>
              <text:p text:style-name="P1">implementirati da na pocetku igre, nakon upisivanja imena, bude izbornik sa 2 gumba: player vs player mode i player vs computer mode</text:p>
            </text:list-item>
            <text:list-item>
              <text:p text:style-name="P1">implementirati da nakon odigrane igre, igrač može ponovno pokrenuti igru ispočetka bez da gasi cijeli program</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jelo" style:family="paragraph" style:default-outline-level="" style:list-style-name="">
      <style:paragraph-properties fo:margin-top="0in" fo:margin-bottom="0.111in" fo:line-height="108%" fo:orphans="2" fo:widows="2" style:writing-mode="lr-tb"/>
      <style:text-properties fo:color="#000000" style:font-name="Calibri" fo:font-size="11pt" style:text-underline-style="none" style:font-size-asian="11pt" style:font-name-complex="Arial Unicode MS" style:font-size-complex="11pt"/>
    </style:style>
    <style:style style:name="ListLabel_20_1" style:display-name="ListLabel 1" style:family="text">
      <style:text-properties fo:font-variant="normal" fo:text-transform="none" style:text-outline="false" style:text-line-through-style="none" style:text-position="0% 100%" fo:letter-spacing="normal" fo:font-style="normal" fo:font-weight="normal" style:letter-kerning="true" style:font-name-asian="Calibri2" style:font-style-asian="normal" style:font-weight-asian="normal" style:font-name-complex="Calibri2" style:font-style-complex="normal" style:font-weight-complex="normal" style:text-scale="100%" style:font-relief="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Calibri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Calibri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alibri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style:text-properties style:font-name="Calibri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style:text-properties style:font-name="Calibri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alibri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9M47S</meta:editing-duration>
    <meta:editing-cycles>4</meta:editing-cycles>
    <meta:generator>OpenOffice/4.1.14$Win32 OpenOffice.org_project/4114m1$Build-9811</meta:generator>
    <dc:date>2023-12-15T13:56:00.07</dc:date>
    <dc:creator>Christian Sandri</dc:creator>
    <meta:document-statistic meta:table-count="0" meta:image-count="0" meta:object-count="0" meta:page-count="1" meta:paragraph-count="15" meta:word-count="355" meta:character-count="2294"/>
    <meta:user-defined meta:name="Info 1"/>
    <meta:user-defined meta:name="Info 2"/>
    <meta:user-defined meta:name="Info 3"/>
    <meta:user-defined meta:name="Info 4"/>
  </office:meta>
</office:document-meta>
</file>